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de 128" svg:font-family="'Code 128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rcador3">
      <style:text-properties style:use-window-font-color="true" style:font-name="Verdana" fo:font-size="12pt" style:font-size-asian="12pt" style:font-size-complex="12pt"/>
    </style:style>
    <style:style style:name="P2" style:family="paragraph" style:parent-style-name="Text_20_body"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4" style:family="paragraph" style:parent-style-name="Text_20_body">
      <style:text-properties style:use-window-font-color="true" style:font-name="Verdana"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00%" fo:text-align="justify" style:justify-single-word="false">
        <style:tab-stops>
          <style:tab-stop style:position="4.763cm"/>
          <style:tab-stop style:position="16.946cm"/>
        </style:tab-stops>
      </style:paragraph-properties>
      <style:text-properties style:use-window-font-color="true" style:font-name="Verdana" fo:font-size="12pt" style:font-size-asian="12pt" style:font-size-complex="12pt"/>
    </style:style>
    <style:style style:name="P6" style:family="paragraph" style:parent-style-name="Text_20_body">
      <style:text-properties style:use-window-font-color="true" style:font-name="Verdana" fo:font-size="12pt" fo:font-weight="bold" style:font-size-asian="12pt" style:font-weight-asian="bold" style:font-size-complex="12pt"/>
    </style:style>
    <style:style style:name="P7" style:family="paragraph" style:parent-style-name="Text_20_body">
      <style:text-properties style:use-window-font-color="true" style:font-name="Verdana" fo:font-size="10pt" fo:font-weight="bold" style:font-size-asian="10pt" style:font-weight-asian="bold" style:font-size-complex="10pt"/>
    </style:style>
    <style:style style:name="P8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959cm"/>
          <style:tab-stop style:position="16.946cm"/>
        </style:tab-stops>
      </style:paragraph-properties>
      <style:text-properties style:use-window-font-color="true"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781cm"/>
          <style:tab-stop style:position="16.946cm"/>
        </style:tab-stops>
      </style:paragraph-properties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10.019cm"/>
          <style:tab-stop style:position="16.946cm"/>
        </style:tab-stops>
      </style:paragraph-properties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46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7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text-line-through-style="none" style:font-name="Verdana" fo:font-size="12pt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font-name="Verdana" fo:font-size="12pt" style:font-size-asian="12pt" style:font-size-complex="12pt"/>
    </style:style>
    <style:style style:name="P1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7.997cm"/>
          <style:tab-stop style:position="11cm"/>
        </style:tab-stops>
      </style:paragraph-properties>
      <style:text-properties style:use-window-font-color="true" style:font-name="Code 128" fo:font-size="26pt" style:font-size-asian="26pt" style:font-size-complex="2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style:font-name="Arial" fo:font-weight="bold" style:font-weight-asian="normal" style:font-weight-complex="normal"/>
    </style:style>
    <style:style style:name="T4" style:family="text">
      <style:text-properties style:use-window-font-color="true" style:font-name="Arial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text-line-through-style="none" style:font-name="Arial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text-line-through-style="none" fo:font-size="10pt" fo:language="es" fo:country="E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use-window-font-color="true" style:text-line-through-style="solid" style:text-line-through-type="doubl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style:use-window-font-color="tru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1" style:family="text">
      <style:text-properties style:use-window-font-color="true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12" style:family="text">
      <style:text-properties style:use-window-font-color="tru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3" style:family="text">
      <style:text-properties style:use-window-font-color="true" fo:font-weight="bold" style:font-weight-asian="normal" style:font-weight-complex="normal"/>
    </style:style>
    <style:style style:name="T14" style:family="text">
      <style:text-properties style:text-line-through-style="solid" style:text-line-through-type="double"/>
    </style:style>
    <style:style style:name="T15" style:family="text">
      <style:text-properties style:text-line-through-style="none" style:font-name="Verdana" fo:font-size="9pt" fo:font-weight="bold" style:font-size-asian="9pt" style:font-weight-asian="normal" style:font-size-complex="9pt" style:font-weight-complex="normal"/>
    </style:style>
    <style:style style:name="T16" style:family="text">
      <style:text-properties style:text-line-through-style="none" fo:font-size="9pt" fo:font-weight="bold" style:font-size-asian="9pt" style:font-weight-asian="normal" style:font-size-complex="9pt" style:font-weight-complex="normal"/>
    </style:style>
    <style:style style:name="T17" style:family="text">
      <style:text-properties style:text-line-through-style="none" fo:font-weight="bold"/>
    </style:style>
    <style:style style:name="T18" style:family="text">
      <style:text-properties style:text-line-through-style="none" fo:font-weight="bold" style:font-weight-asian="normal" style:font-weight-complex="normal"/>
    </style:style>
    <style:style style:name="T19" style:family="text">
      <style:text-properties style:font-name="Ari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<text:tab/></text:span></text:p>
      <text:p text:style-name="P1">CERTIFICADO DE SUPERVIVENCIA DE PERSONA CAPAZ</text:p>
      <text:p text:style-name="P1"/>
      <text:p text:style-name="P1"/>
      <text:p text:style-name="P12"/>
      <text:p text:style-name="P15"><text:span text:style-name="T2">EL(LA) DR(A). </text:span><text:span text:style-name="T13">NOTARIO ABC</text:span><text:span text:style-name="T2">, NOTARIO PUBLICO DE LIMA, CERTIFICA LA SUPERVIVENCIA DE: DON(ÑA) </text:span><text:span text:style-name="T13">PERSONA 123</text:span><text:span text:style-name="T5"> IDENTIFICADO CON </text:span><text:span text:style-name="T6">DNI </text:span><text:span text:style-name="T5">N° </text:span><text:span text:style-name="T8">15523642</text:span><text:span text:style-name="T5">, QUIEN PRESENTE <text:s/>ANTE MI EL DIA DE HOY, MANIFIESTA SER DE ESTADO CIVIL </text:span><text:span text:style-name="T6">SOLTERO</text:span><text:span text:style-name="T5">, DE NACIONALIDAD </text:span><text:span text:style-name="T6">PERUANA</text:span><text:span text:style-name="T5"> Y DOMICILIAR EN </text:span><text:span text:style-name="T6">AV. 123 ABC</text:span><text:span text:style-name="T5">.</text:span><text:span text:style-name="T9"><text:tab/></text:span></text:p>
      <text:p text:style-name="P14"><text:span text:style-name="T10">OBSERVACIONES</text:span><text:span text:style-name="T12">:</text:span><text:span text:style-name="T11">OBSERVACION DE PRUEBA</text:span><text:span text:style-name="T12">.</text:span><text:span text:style-name="T9"><text:tab/></text:span></text:p>
      <text:p text:style-name="P13"><text:span text:style-name="T17">01/03/2013</text:span>. <text:span text:style-name="T14"><text:tab/></text:span></text:p>
      <text:p text:style-name="P5"><text:span text:style-name="T18">Carlos</text:span></text:p>
      <text:p text:style-name="P6"/>
      <text:p text:style-name="P6"/>
      <text:p text:style-name="P6"/>
      <text:p text:style-name="P6"/>
      <text:p text:style-name="P6"/>
      <text:p text:style-name="P7"><text:tab/>..........................................................<text:tab/><text:tab/></text:p>
      <text:p text:style-name="P9">FIRMA SUPERVIVIENTE<text:tab/>HUELLA SUPERVIVIENTE</text:p>
      <text:p text:style-name="P10">PERSONA 123<text:tab/></text:p>
      <text:p text:style-name="P8"><text:span text:style-name="T20">DNI: 15523642</text:span><text:tab/></text:p>
      <text:p text:style-name="P11"/>
      <text:p text:style-name="P3"><text:tab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de 128" svg:font-family="'Code 128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Lucida Calligraphy" fo:font-size="18pt" fo:font-weight="bold" style:font-size-asian="18pt" style:font-weight-asian="bold" style:font-weight-complex="bold"/>
    </style:style>
    <style:style style:name="Marcador3" style:family="paragraph" style:parent-style-name="Heading_20_2">
      <style:text-properties style:font-name="Book Antiqua" fo:font-size="16pt" style:font-size-asian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3-03-01T16:27:29.59</meta:creation-date>
    <dc:date>2013-03-01T16:48:32.83</dc:date>
    <dc:creator>aa aa</dc:creator>
    <meta:editing-duration>PT21M1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56" meta:character-count="642"/>
  </office:meta>
</office:document-meta>
</file>